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fo:language="de" fo:country="DE"/>
    </style:style>
    <style:style style:name="P2" style:parent-style-name="Normal" style:family="paragraph">
      <style:paragraph-properties fo:text-align="center"/>
      <style:text-properties fo:font-weight="bold" style:font-weight-asian="bold" style:font-weight-complex="bold" fo:font-size="20pt" style:font-size-asian="20pt" style:font-size-complex="20pt" fo:language="de" fo:country="DE"/>
    </style:style>
    <style:style style:name="P3" style:parent-style-name="Normal" style:family="paragraph">
      <style:text-properties fo:language="de" fo:country="DE"/>
    </style:style>
    <style:style style:name="P4" style:parent-style-name="Normal" style:family="paragraph">
      <style:text-properties fo:language="de" fo:country="DE"/>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style:font-name="Segoe UI" style:font-name-complex="Segoe UI" fo:color="#0D0D0D" fo:background-color="#FFFFFF"/>
    </style:style>
    <style:style style:name="T7" style:parent-style-name="Policepardéfaut" style:family="text">
      <style:text-properties style:font-name="Segoe UI" style:font-name-complex="Segoe UI" fo:color="#0D0D0D" fo:background-color="#FFFFFF"/>
    </style:style>
    <style:style style:name="T8" style:parent-style-name="Policepardéfaut" style:family="text">
      <style:text-properties style:font-name="Segoe UI" style:font-name-complex="Segoe UI" fo:font-weight="bold" style:font-weight-asian="bold" style:font-weight-complex="bold" fo:color="#0D0D0D" fo:background-color="#FFFFFF"/>
    </style:style>
    <style:style style:name="T9" style:parent-style-name="Policepardéfaut" style:family="text">
      <style:text-properties style:font-name="Segoe UI" style:font-name-complex="Segoe UI" fo:color="#0D0D0D" fo:background-color="#FFFFFF"/>
    </style:style>
    <style:style style:name="T10" style:parent-style-name="Policepardéfaut" style:family="text">
      <style:text-properties style:font-name="Segoe UI" style:font-name-complex="Segoe UI" fo:color="#0D0D0D" fo:background-color="#FFFFFF"/>
    </style:style>
    <style:style style:name="T11" style:parent-style-name="Policepardéfaut" style:family="text">
      <style:text-properties style:font-name="Segoe UI" style:font-name-complex="Segoe UI" fo:font-weight="bold" style:font-weight-asian="bold" style:font-weight-complex="bold" fo:color="#0D0D0D" fo:background-color="#FFFFFF"/>
    </style:style>
    <style:style style:name="T12" style:parent-style-name="Policepardéfaut" style:family="text">
      <style:text-properties style:font-name="Segoe UI" style:font-name-complex="Segoe UI" fo:color="#0D0D0D" fo:background-color="#FFFFFF"/>
    </style:style>
    <style:style style:name="P13" style:parent-style-name="Normal" style:family="paragraph">
      <style:paragraph-properties fo:margin-bottom="0in" fo:line-height="100%" fo:background-color="#FFFFFF"/>
      <style:text-properties fo:hyphenate="true"/>
    </style:style>
    <style:style style:name="T14" style:parent-style-name="Policepardéfaut" style:family="text">
      <style:text-properties style:font-name="Arial" style:font-name-asian="Times New Roman" style:font-name-complex="Arial" fo:font-weight="bold" style:font-weight-asian="bold" style:font-weight-complex="bold" fo:color="#000000" style:letter-kerning="false" style:language-asian="fr" style:country-asian="FR"/>
    </style:style>
    <style:style style:name="T15" style:parent-style-name="Policepardéfaut" style:family="text">
      <style:text-properties style:font-name="Arial" style:font-name-asian="Times New Roman" style:font-name-complex="Arial" fo:color="#000000" style:letter-kerning="false" style:language-asian="fr" style:country-asian="FR"/>
    </style:style>
    <style:style style:name="P16" style:parent-style-name="Normal" style:family="paragraph">
      <style:paragraph-properties fo:margin-bottom="0in" fo:line-height="100%" fo:background-color="#FFFFFF"/>
      <style:text-properties fo:hyphenate="true"/>
    </style:style>
    <style:style style:name="T17" style:parent-style-name="Policepardéfaut" style:family="text">
      <style:text-properties style:font-name="Arial" style:font-name-asian="Times New Roman" style:font-name-complex="Arial" fo:color="#000000" style:letter-kerning="false" style:language-asian="fr" style:country-asian="FR"/>
    </style:style>
    <style:style style:name="P18" style:parent-style-name="Normal" style:family="paragraph">
      <style:paragraph-properties fo:margin-bottom="0in" fo:line-height="100%" fo:background-color="#FFFFFF"/>
      <style:text-properties fo:hyphenate="true"/>
    </style:style>
    <style:style style:name="T19" style:parent-style-name="Policepardéfaut" style:family="text">
      <style:text-properties style:font-name="Arial" style:font-name-asian="Times New Roman" style:font-name-complex="Arial" fo:color="#000000" style:letter-kerning="false" style:language-asian="fr" style:country-asian="FR"/>
    </style:style>
    <style:style style:name="P20" style:parent-style-name="Normal" style:family="paragraph">
      <style:paragraph-properties fo:margin-bottom="0in" fo:line-height="100%" fo:background-color="#FFFFFF"/>
      <style:text-properties fo:hyphenate="true"/>
    </style:style>
    <style:style style:name="T21" style:parent-style-name="Policepardéfaut" style:family="text">
      <style:text-properties style:font-name="Arial" style:font-name-asian="Times New Roman" style:font-name-complex="Arial" fo:color="#000000" style:letter-kerning="false" style:language-asian="fr" style:country-asian="FR"/>
    </style:style>
    <style:style style:name="P22" style:parent-style-name="Normal" style:family="paragraph">
      <style:paragraph-properties fo:margin-bottom="0in" fo:line-height="100%" fo:background-color="#FFFFFF"/>
      <style:text-properties fo:hyphenate="true"/>
    </style:style>
    <style:style style:name="T23" style:parent-style-name="Policepardéfaut" style:family="text">
      <style:text-properties style:font-name="Arial" style:font-name-asian="Times New Roman" style:font-name-complex="Arial" fo:color="#000000" style:letter-kerning="false" style:language-asian="fr" style:country-asian="FR"/>
    </style:style>
    <style:style style:name="P24" style:parent-style-name="Normal" style:family="paragraph">
      <style:paragraph-properties fo:margin-bottom="0in" fo:line-height="100%"/>
      <style:text-properties fo:hyphenate="true"/>
    </style:style>
    <style:style style:name="T25" style:parent-style-name="Policepardéfaut" style:family="text">
      <style:text-properties style:font-name="Arial" style:font-name-asian="Times New Roman" style:font-name-complex="Arial" fo:color="#222222" style:letter-kerning="false" fo:font-size="12pt" style:font-size-asian="12pt" style:font-size-complex="12pt" style:language-asian="fr" style:country-asian="FR"/>
    </style:style>
    <style:style style:name="P26" style:parent-style-name="Normal" style:family="paragraph">
      <style:paragraph-properties fo:margin-bottom="0in" fo:line-height="100%" fo:background-color="#FFFFFF"/>
      <style:text-properties fo:hyphenate="true"/>
    </style:style>
    <style:style style:name="T27" style:parent-style-name="Policepardéfaut" style:family="text">
      <style:text-properties style:font-name="Arial" style:font-name-asian="Times New Roman" style:font-name-complex="Arial" fo:font-weight="bold" style:font-weight-asian="bold" style:font-weight-complex="bold" fo:color="#000000" style:letter-kerning="false" style:language-asian="fr" style:country-asian="FR"/>
    </style:style>
    <style:style style:name="P28" style:parent-style-name="Normal" style:family="paragraph">
      <style:paragraph-properties fo:margin-bottom="0in" fo:line-height="100%" fo:background-color="#FFFFFF"/>
      <style:text-properties fo:hyphenate="true"/>
    </style:style>
    <style:style style:name="T29" style:parent-style-name="Policepardéfaut" style:family="text">
      <style:text-properties style:font-name="Arial" style:font-name-asian="Times New Roman" style:font-name-complex="Arial" fo:color="#000000" style:letter-kerning="false" style:language-asian="fr" style:country-asian="FR"/>
    </style:style>
    <style:style style:name="P30" style:parent-style-name="Normal" style:family="paragraph">
      <style:paragraph-properties fo:margin-bottom="0in" fo:line-height="100%" fo:background-color="#FFFFFF"/>
      <style:text-properties fo:hyphenate="true"/>
    </style:style>
    <style:style style:name="T31" style:parent-style-name="Policepardéfaut" style:family="text">
      <style:text-properties style:font-name="Arial" style:font-name-asian="Times New Roman" style:font-name-complex="Arial" fo:color="#000000" style:letter-kerning="false" style:language-asian="fr" style:country-asian="FR"/>
    </style:style>
    <style:style style:name="T32" style:parent-style-name="Policepardéfaut" style:family="text">
      <style:text-properties style:font-name="Arial" style:font-name-asian="Times New Roman" style:font-name-complex="Arial" fo:color="#000000" style:letter-kerning="false" style:language-asian="fr" style:country-asian="FR"/>
    </style:style>
    <style:style style:name="T33" style:parent-style-name="Policepardéfaut" style:family="text">
      <style:text-properties style:font-name="Arial" style:font-name-asian="Times New Roman" style:font-name-complex="Arial" fo:color="#000000" style:letter-kerning="false" style:language-asian="fr" style:country-asian="FR"/>
    </style:style>
    <style:style style:name="P34" style:parent-style-name="Normal" style:family="paragraph">
      <style:paragraph-properties fo:margin-bottom="0in" fo:line-height="100%" fo:background-color="#FFFFFF"/>
      <style:text-properties fo:hyphenate="true"/>
    </style:style>
    <style:style style:name="T35" style:parent-style-name="Policepardéfaut" style:family="text">
      <style:text-properties style:font-name="Arial" style:font-name-asian="Times New Roman" style:font-name-complex="Arial" fo:color="#000000" style:letter-kerning="false" style:language-asian="fr" style:country-asian="FR"/>
    </style:style>
    <style:style style:name="P36" style:parent-style-name="Normal" style:family="paragraph">
      <style:paragraph-properties fo:margin-bottom="0in" fo:line-height="100%" fo:background-color="#FFFFFF"/>
      <style:text-properties fo:hyphenate="true"/>
    </style:style>
    <style:style style:name="T37" style:parent-style-name="Policepardéfaut" style:family="text">
      <style:text-properties style:font-name="Arial" style:font-name-asian="Times New Roman" style:font-name-complex="Arial" fo:color="#000000" style:letter-kerning="false" style:language-asian="fr" style:country-asian="FR"/>
    </style:style>
    <style:style style:name="P38" style:parent-style-name="Normal" style:family="paragraph">
      <style:paragraph-properties fo:margin-bottom="0in" fo:line-height="100%" fo:background-color="#FFFFFF"/>
      <style:text-properties style:font-name="Arial" style:font-name-asian="Times New Roman" style:font-name-complex="Arial" fo:color="#000000" style:letter-kerning="false" style:language-asian="fr" style:country-asian="FR" fo:hyphenate="true"/>
    </style:style>
    <style:style style:name="P39" style:parent-style-name="Normal" style:family="paragraph">
      <style:paragraph-properties fo:margin-bottom="0in" fo:line-height="100%" fo:background-color="#FFFFFF"/>
      <style:text-properties fo:hyphenate="true"/>
    </style:style>
    <style:style style:name="T40" style:parent-style-name="Policepardéfaut" style:family="text">
      <style:text-properties style:font-name="Arial" style:font-name-asian="Times New Roman" style:font-name-complex="Arial" fo:color="#000000" style:letter-kerning="false" style:language-asian="fr" style:country-asian="FR"/>
    </style:style>
  </office:automatic-styles>
  <office:body>
    <office:text text:use-soft-page-breaks="true">
      <text:p text:style-name="P1">README</text:p>
      <text:p text:style-name="P2">KASSTET</text:p>
      <text:p text:style-name="P3">BOUVIER Félix<text:tab/><text:tab/><text:tab/><text:tab/></text:p>
      <text:p text:style-name="P4">KLEIN Gabriel</text:p>
      <text:p text:style-name="Normal">-<text:span text:style-name="T5">Pour l’étape 1</text:span> :<text:s/><text:span text:style-name="T6">La fonction « Grafj2 » gère le déroulement du jeu pour un ou deux joueurs, en permettant à chaque joueur de sélectionner des pièces tout en respectant la limite de couleur et en suivant les règles du jeu, ainsi qu’une limite de temps . Elle assure également la gestion des scores et la détermination du gagnant à la fin de la partie. On a également mit un bouton retour au menu afin de pouvoir lancer l’algorithme ou naïf pour comparer son score.<text:s/></text:span></text:p>
      <text:p text:style-name="Normal"><text:span text:style-name="T7">-</text:span><text:span text:style-name="T8">Pour l’étape 2</text:span><text:span text:style-name="T9"> : Cet algorithme, nommé « naïf », sélectionne les combinaisons d'éléments d'un dictionnaire en calculant des ratios basés sur leur valeur et le prix de leur couleur. Il trie ces ratios par ordre décroissant, puis choisit les combinaisons les plus rentables tout en respectant une limite de poids. Les combinaisons sélectionnées sont affichées à l'écran sous forme de cercles magenta. Ensuite, il affiche le prix total et la valeur totale des combinaisons, permettant à l'utilisateur de retourner au menu principal après interaction.</text:span></text:p>
      <text:p text:style-name="Normal"><text:span text:style-name="T10">-</text:span><text:span text:style-name="T11">Pour l’étape 3</text:span><text:span text:style-name="T12"> : Cette fonction « resIntelligente » extrait les valeurs et poids de chaque pièce pour les stocker dans des listes distinctes. Ensuite à l’aide de l’algorithme « sélection_objets », elle sélectionne les pièces qui maximisent la valeur totale tout en respectant la limite de poids. Il calcule la meilleure combinaison d’objets en fonction de leurs valeurs et leurs poids. Une fois que l'algorithme a sélectionné les pièces optimales, elle les affiche graphiquement en les dessinant à l'écran. Elle affiche également la valeur totale des pièces sélectionnées à l'écran. Cependant petit bémol on est obligés de cliquer à chaque fois pour que les jetons sélectionnés s’entoure avec le cercle rouge.</text:span></text:p>
      <text:p text:style-name="P13"><text:span text:style-name="T14">Les fonctionnalités pratiques du programmes</text:span><text:span text:style-name="T15"><text:s/>:</text:span></text:p>
      <text:p text:style-name="P16"><text:span text:style-name="T17">-Retour au menu après chaque partie, tout en conservant la même grille de jeu pour pouvoir aller tester les solutions de l’ordinateur, ou bien la possibilité de juste générer une nouvelle grille en un clique sans changer les paramètres de la grille.</text:span></text:p>
      <text:p text:style-name="P18"><text:span text:style-name="T19">-Il est également possible pour le joueur de choisir dans le jeu le nombre de jetons souhaité et la limite.</text:span></text:p>
      <text:p text:style-name="P20"><text:span text:style-name="T21">-Navigation facile entre les différentes interfaces permettant une meilleur immersion ainsi qu’un bouton permettant de fermer le jeu dans le menu</text:span></text:p>
      <text:p text:style-name="P22"><text:span text:style-name="T23">-Temps de chaque manche automatisé en fonction du nombre je jetons choisi</text:span></text:p>
      <text:p text:style-name="P24"><text:span text:style-name="T25"><text:line-break/></text:span></text:p>
      <text:p text:style-name="P26"><text:span text:style-name="T27">Difficultés/problèmes rencontrés :</text:span></text:p>
      <text:p text:style-name="P28"><text:span text:style-name="T29">-On a eu du mal lorsqu’on clique hors d’un bouton a que ça ne bug pas, mais on a réussi finalement.</text:span></text:p>
      <text:p text:style-name="P30"><text:span text:style-name="T31">-On a dû modifier le tkitea</text:span><text:span text:style-name="T32">s</text:span><text:span text:style-name="T33">y car on avait l’ancienne version afin d’intégrer des images.</text:span></text:p>
      <text:p text:style-name="P34"><text:span text:style-name="T35">-On est obligé de mettre un attendre clic dans la solution intelligente.</text:span></text:p>
      <text:p text:style-name="P36"><text:span text:style-name="T37">-Nous avons pas réussi à utiliser la nouvelle version de tkiteasy avec le supprimer tout, donc empilage des objets graphiques des jetons, qui ne sont pas supprimé.</text:span></text:p>
      <text:p text:style-name="P38">-Le récupérer clic n’a pas fonctionné.</text:p>
      <text:p text:style-name="P39"><text:span text:style-name="T40">-On a beaucoup de lignes de code à cause des menu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briel KLEIN</meta:initial-creator>
    <dc:creator>Gabriel KLEIN</dc:creator>
    <meta:creation-date>2024-03-28T15:12:00Z</meta:creation-date>
    <dc:date>2024-03-30T17:20:00Z</dc:date>
    <meta:template xlink:href="Normal.dotm" xlink:type="simple"/>
    <meta:editing-cycles>7</meta:editing-cycles>
    <meta:editing-duration>PT0S</meta:editing-duration>
    <meta:document-statistic meta:page-count="2" meta:paragraph-count="5" meta:word-count="454" meta:character-count="2947" meta:row-count="20" meta:non-whitespace-character-count="2498"/>
  </office:meta>
</office:document-meta>
</file>